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Table1" style:family="table">
      <style:table-properties style:width="6.4076in" table:align="left"/>
    </style:style>
    <style:style style:name="Table1.A" style:family="table-column">
      <style:table-column-properties style:column-width="1.3313in"/>
    </style:style>
    <style:style style:name="Table1.B" style:family="table-column">
      <style:table-column-properties style:column-width="1.2056in"/>
    </style:style>
    <style:style style:name="Table1.C" style:family="table-column">
      <style:table-column-properties style:column-width="2.2278in"/>
    </style:style>
    <style:style style:name="Table1.D" style:family="table-column">
      <style:table-column-properties style:column-width="1.643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8347in" fo:break-before="column" table:align="left"/>
    </style:style>
    <style:style style:name="Table2.A" style:family="table-column">
      <style:table-column-properties style:column-width="0.7771in"/>
    </style:style>
    <style:style style:name="Table2.B" style:family="table-column">
      <style:table-column-properties style:column-width="1.4333in"/>
    </style:style>
    <style:style style:name="Table2.C" style:family="table-column">
      <style:table-column-properties style:column-width="1.2118in"/>
    </style:style>
    <style:style style:name="Table2.D" style:family="table-column">
      <style:table-column-properties style:column-width="1.41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f59e4" officeooo:paragraph-rsid="001f59e4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f59e4" officeooo:paragraph-rsid="001f59e4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officeooo:rsid="00208ef3" officeooo:paragraph-rsid="00208ef3"/>
    </style:style>
    <style:style style:name="P4" style:family="paragraph" style:parent-style-name="Table_20_Contents">
      <style:paragraph-properties fo:text-align="center" style:justify-single-word="false"/>
      <style:text-properties officeooo:rsid="0020f2cc" officeooo:paragraph-rsid="0020f2cc"/>
    </style:style>
    <style:style style:name="P5" style:family="paragraph" style:parent-style-name="Table_20_Contents">
      <style:text-properties officeooo:rsid="00217d2f" officeooo:paragraph-rsid="00217d2f"/>
    </style:style>
    <style:style style:name="P6" style:family="paragraph" style:parent-style-name="Standard">
      <style:text-properties officeooo:rsid="001f59e4" officeooo:paragraph-rsid="001f59e4"/>
    </style:style>
    <style:style style:name="P7" style:family="paragraph" style:parent-style-name="Standard">
      <style:text-properties officeooo:rsid="001f59e4" officeooo:paragraph-rsid="00214336"/>
    </style:style>
    <style:style style:name="P8" style:family="paragraph" style:parent-style-name="Standard">
      <style:text-properties officeooo:rsid="001f59e4" officeooo:paragraph-rsid="00217d2f"/>
    </style:style>
    <style:style style:name="P9" style:family="paragraph" style:parent-style-name="Standard">
      <style:text-properties officeooo:rsid="00217d2f" officeooo:paragraph-rsid="00217d2f"/>
    </style:style>
    <style:style style:name="P10" style:family="paragraph" style:parent-style-name="Standard">
      <style:paragraph-properties fo:text-align="start" style:justify-single-word="false"/>
      <style:text-properties officeooo:rsid="00217d2f" officeooo:paragraph-rsid="00217d2f"/>
    </style:style>
    <style:style style:name="P11" style:family="paragraph" style:parent-style-name="Standard">
      <style:text-properties officeooo:rsid="00278f1a" officeooo:paragraph-rsid="00278f1a"/>
    </style:style>
    <style:style style:name="P12" style:family="paragraph" style:parent-style-name="Standard">
      <style:text-properties officeooo:rsid="0028a0e0" officeooo:paragraph-rsid="0028a0e0"/>
    </style:style>
    <style:style style:name="P13" style:family="paragraph" style:parent-style-name="Standard">
      <style:text-properties officeooo:rsid="00294452" officeooo:paragraph-rsid="00294452"/>
    </style:style>
    <style:style style:name="P14" style:family="paragraph" style:parent-style-name="Standard">
      <style:text-properties officeooo:rsid="002a740e" officeooo:paragraph-rsid="002a740e"/>
    </style:style>
    <style:style style:name="P15" style:family="paragraph" style:parent-style-name="Standard">
      <style:text-properties officeooo:rsid="002c46fe" officeooo:paragraph-rsid="002c46fe"/>
    </style:style>
    <style:style style:name="P16" style:family="paragraph" style:parent-style-name="Standard">
      <style:text-properties officeooo:rsid="002d271f" officeooo:paragraph-rsid="002d271f"/>
    </style:style>
    <style:style style:name="P17" style:family="paragraph" style:parent-style-name="Standard">
      <style:text-properties officeooo:rsid="002f0af2" officeooo:paragraph-rsid="002f0af2"/>
    </style:style>
    <style:style style:name="P18" style:family="paragraph" style:parent-style-name="Standard">
      <style:text-properties officeooo:rsid="0033de28" officeooo:paragraph-rsid="0033de28"/>
    </style:style>
    <style:style style:name="P19" style:family="paragraph" style:parent-style-name="Standard">
      <style:text-properties officeooo:rsid="0034cd17" officeooo:paragraph-rsid="0034cd17"/>
    </style:style>
    <style:style style:name="P20" style:family="paragraph" style:parent-style-name="Standard">
      <style:text-properties officeooo:rsid="00369f58" officeooo:paragraph-rsid="00369f58"/>
    </style:style>
    <style:style style:name="P21" style:family="paragraph" style:parent-style-name="Standard">
      <style:text-properties officeooo:rsid="003790c7" officeooo:paragraph-rsid="003790c7"/>
    </style:style>
    <style:style style:name="P22" style:family="paragraph" style:parent-style-name="Standard">
      <style:text-properties fo:font-variant="normal" fo:text-transform="none" fo:letter-spacing="normal" fo:font-style="normal" fo:font-weight="normal" officeooo:rsid="0038bdf9" officeooo:paragraph-rsid="0038bdf9" loext:padding="0in" loext:border="none"/>
    </style:style>
    <style:style style:name="P23" style:family="paragraph" style:parent-style-name="Standard">
      <style:text-properties fo:font-variant="normal" fo:text-transform="none" fo:letter-spacing="normal" fo:font-style="normal" fo:font-weight="normal" officeooo:rsid="00369f58" officeooo:paragraph-rsid="00369f58" loext:padding="0in" loext:border="none"/>
    </style:style>
    <style:style style:name="P24" style:family="paragraph" style:parent-style-name="Standard">
      <style:text-properties officeooo:rsid="00393d45" officeooo:paragraph-rsid="00393d45"/>
    </style:style>
    <style:style style:name="P25" style:family="paragraph" style:parent-style-name="Standard">
      <style:text-properties officeooo:rsid="003b6384" officeooo:paragraph-rsid="003b6384"/>
    </style:style>
    <style:style style:name="P26" style:family="paragraph" style:parent-style-name="Standard">
      <style:text-properties officeooo:rsid="003b6384" officeooo:paragraph-rsid="003e156e"/>
    </style:style>
    <style:style style:name="P27" style:family="paragraph" style:parent-style-name="Standard">
      <style:text-properties officeooo:rsid="00405b4e" officeooo:paragraph-rsid="00405b4e"/>
    </style:style>
    <style:style style:name="P28" style:family="paragraph" style:parent-style-name="Standard">
      <style:text-properties officeooo:rsid="00407996" officeooo:paragraph-rsid="0038bdf9"/>
    </style:style>
    <style:style style:name="P29" style:family="paragraph" style:parent-style-name="Standard">
      <style:text-properties officeooo:rsid="0046fd7e" officeooo:paragraph-rsid="0046fd7e"/>
    </style:style>
    <style:style style:name="P30" style:family="paragraph" style:parent-style-name="Standard">
      <style:text-properties officeooo:rsid="0048bbcc" officeooo:paragraph-rsid="0048bbcc"/>
    </style:style>
    <style:style style:name="P31" style:family="paragraph" style:parent-style-name="Standard">
      <style:paragraph-properties fo:break-before="page"/>
      <style:text-properties officeooo:rsid="00217d2f" officeooo:paragraph-rsid="00217d2f"/>
    </style:style>
    <style:style style:name="P32" style:family="paragraph" style:parent-style-name="Standard">
      <style:paragraph-properties fo:break-before="page"/>
      <style:text-properties officeooo:rsid="003719d4" officeooo:paragraph-rsid="003719d4"/>
    </style:style>
    <style:style style:name="P33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letter-spacing="normal" fo:font-style="normal" fo:font-weight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letter-spacing="normal" loext:padding="0in" loext:border="none"/>
    </style:style>
    <style:style style:name="P35" style:family="paragraph" style:parent-style-name="Standard" style:list-style-name="L1">
      <style:text-properties officeooo:rsid="001f59e4" officeooo:paragraph-rsid="001f59e4"/>
    </style:style>
    <style:style style:name="P36" style:family="paragraph" style:parent-style-name="Standard" style:list-style-name="L2">
      <style:text-properties officeooo:rsid="001f59e4" officeooo:paragraph-rsid="001f59e4"/>
    </style:style>
    <style:style style:name="P37" style:family="paragraph" style:parent-style-name="Standard" style:list-style-name="L3">
      <style:text-properties officeooo:rsid="001f59e4" officeooo:paragraph-rsid="00214336"/>
    </style:style>
    <style:style style:name="P38" style:family="paragraph" style:parent-style-name="Standard" style:list-style-name="L4">
      <style:text-properties officeooo:rsid="002866ce" officeooo:paragraph-rsid="0028710b"/>
    </style:style>
    <style:style style:name="P39" style:family="paragraph" style:parent-style-name="Standard" style:list-style-name="L4">
      <style:text-properties officeooo:rsid="0028740e" officeooo:paragraph-rsid="0028740e"/>
    </style:style>
    <style:style style:name="P40" style:family="paragraph" style:parent-style-name="Standard" style:list-style-name="L5">
      <style:text-properties officeooo:rsid="0028a0e0" officeooo:paragraph-rsid="0028a0e0"/>
    </style:style>
    <style:style style:name="P41" style:family="paragraph" style:parent-style-name="Standard" style:list-style-name="L6">
      <style:text-properties officeooo:rsid="00294452" officeooo:paragraph-rsid="00294452"/>
    </style:style>
    <style:style style:name="P42" style:family="paragraph" style:parent-style-name="Standard" style:list-style-name="L7">
      <style:text-properties officeooo:rsid="002a740e" officeooo:paragraph-rsid="002a740e"/>
    </style:style>
    <style:style style:name="P43" style:family="paragraph" style:parent-style-name="Standard" style:list-style-name="L8">
      <style:text-properties officeooo:rsid="002c46fe" officeooo:paragraph-rsid="002c46fe"/>
    </style:style>
    <style:style style:name="P44" style:family="paragraph" style:parent-style-name="Standard" style:list-style-name="L8">
      <style:text-properties officeooo:rsid="002d271f" officeooo:paragraph-rsid="002d271f"/>
    </style:style>
    <style:style style:name="P45" style:family="paragraph" style:parent-style-name="Standard" style:list-style-name="L8">
      <style:text-properties officeooo:rsid="0030e1db" officeooo:paragraph-rsid="0030e1db"/>
    </style:style>
    <style:style style:name="P46" style:family="paragraph" style:parent-style-name="Standard">
      <style:text-properties officeooo:rsid="003da2e8" officeooo:paragraph-rsid="003e156e"/>
    </style:style>
    <style:style style:name="P47" style:family="paragraph" style:parent-style-name="Standard" style:list-style-name="L9">
      <style:text-properties officeooo:rsid="0034cd17" officeooo:paragraph-rsid="0034cd17"/>
    </style:style>
    <style:style style:name="T1" style:family="text">
      <style:text-properties officeooo:rsid="00214336"/>
    </style:style>
    <style:style style:name="T2" style:family="text">
      <style:text-properties officeooo:rsid="00262ef4"/>
    </style:style>
    <style:style style:name="T3" style:family="text">
      <style:text-properties officeooo:rsid="003da2e8"/>
    </style:style>
    <style:style style:name="T4" style:family="text">
      <style:text-properties fo:font-style="normal" fo:font-weight="normal"/>
    </style:style>
    <style:style style:name="T5" style:family="text">
      <style:text-properties fo:font-style="italic" officeooo:rsid="00445d65" style:font-style-asian="italic" style:font-style-complex="italic"/>
    </style:style>
    <style:style style:name="T6" style:family="text">
      <style:text-properties officeooo:rsid="00454562"/>
    </style:style>
    <style:style style:name="T7" style:family="text">
      <style:text-properties officeooo:rsid="00493e65"/>
    </style:style>
    <style:style style:name="T8" style:family="text">
      <style:text-properties officeooo:rsid="0049bd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HDL Cheat sheet</text:p>
      <text:p text:style-name="P6"/>
      <text:p text:style-name="P6">Applications of HDL</text:p>
      <text:list xml:id="list4191705606" text:style-name="L1">
        <text:list-item>
          <text:p text:style-name="P35">Automated synthesis</text:p>
        </text:list-item>
        <text:list-item>
          <text:p text:style-name="P35">Design reuse</text:p>
        </text:list-item>
        <text:list-item>
          <text:p text:style-name="P35">functional validation and timing behaviour sims</text:p>
        </text:list-item>
        <text:list-item>
          <text:p text:style-name="P35">prototyping and design specification</text:p>
        </text:list-item>
      </text:list>
      <text:p text:style-name="P6"/>
      <text:p text:style-name="P6">Objectives of HDL</text:p>
      <text:list xml:id="list1359313938" text:style-name="L2">
        <text:list-item>
          <text:p text:style-name="P36">Minimise design errors</text:p>
        </text:list-item>
        <text:list-item>
          <text:p text:style-name="P36">minimise design cost and time</text:p>
        </text:list-item>
      </text:list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Behavior</text:p>
          </table:table-cell>
          <table:table-cell table:style-name="Table1.A1" office:value-type="string">
            <text:p text:style-name="P2">Structure</text:p>
          </table:table-cell>
          <table:table-cell table:style-name="Table1.D1" office:value-type="string">
            <text:p text:style-name="P2">Geometry</text:p>
          </table:table-cell>
        </table:table-row>
        <table:table-row>
          <table:table-cell table:style-name="Table1.A2" office:value-type="string">
            <text:p text:style-name="P2">Architecture</text:p>
          </table:table-cell>
          <table:table-cell table:style-name="Table1.A2" office:value-type="string">
            <text:p text:style-name="P1">System specs</text:p>
          </table:table-cell>
          <table:table-cell table:style-name="Table1.A2" office:value-type="string">
            <text:p text:style-name="P4">System partitioning</text:p>
          </table:table-cell>
          <table:table-cell table:style-name="Table1.D2" office:value-type="string">
            <text:p text:style-name="P1">floorplan</text:p>
          </table:table-cell>
        </table:table-row>
        <table:table-row>
          <table:table-cell table:style-name="Table1.A2" office:value-type="string">
            <text:p text:style-name="P2">Register Transfer</text:p>
          </table:table-cell>
          <table:table-cell table:style-name="Table1.A2" office:value-type="string">
            <text:p text:style-name="P1">algorithms</text:p>
          </table:table-cell>
          <table:table-cell table:style-name="Table1.A2" office:value-type="string">
            <text:p text:style-name="P3">Module netlist (Muxs, registers)</text:p>
          </table:table-cell>
          <table:table-cell table:style-name="Table1.D2" office:value-type="string">
            <text:p text:style-name="P1">Macro cells (IP blocks)</text:p>
          </table:table-cell>
        </table:table-row>
        <table:table-row>
          <table:table-cell table:style-name="Table1.A2" office:value-type="string">
            <text:p text:style-name="P2">Logic</text:p>
          </table:table-cell>
          <table:table-cell table:style-name="Table1.A2" office:value-type="string">
            <text:p text:style-name="P1">Boolean eqns</text:p>
          </table:table-cell>
          <table:table-cell table:style-name="Table1.A2" office:value-type="string">
            <text:p text:style-name="P3">Gate netlist (gates, FFs)</text:p>
          </table:table-cell>
          <table:table-cell table:style-name="Table1.D2" office:value-type="string">
            <text:p text:style-name="P1">Standard and lib cells</text:p>
          </table:table-cell>
        </table:table-row>
        <table:table-row>
          <table:table-cell table:style-name="Table1.A2" office:value-type="string">
            <text:p text:style-name="P2">Circuit</text:p>
          </table:table-cell>
          <table:table-cell table:style-name="Table1.A2" office:value-type="string">
            <text:p text:style-name="P1">Differential eqns</text:p>
          </table:table-cell>
          <table:table-cell table:style-name="Table1.A2" office:value-type="string">
            <text:p text:style-name="P4">Transistor netlist</text:p>
          </table:table-cell>
          <table:table-cell table:style-name="Table1.D2" office:value-type="string">
            <text:p text:style-name="P1">Mask and polys</text:p>
          </table:table-cell>
        </table:table-row>
      </table:table>
      <text:p text:style-name="P6"/>
      <text:p text:style-name="P7"><text:span text:style-name="T1">D</text:span>escribes our model</text:p>
      <text:list xml:id="list3444284725" text:style-name="L3">
        <text:list-item>
          <text:p text:style-name="P37"/>
        </text:list-item>
      </text:list>
      <text:p text:style-name="P7"/>
      <text:p text:style-name="P9">VHDL → Simulation → Synthesis → <text:span text:style-name="T2">I</text:span>mplementation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8">Behaviour</text:p>
          </table:table-cell>
          <table:table-cell table:style-name="Table2.A1" office:value-type="string">
            <text:p text:style-name="P5">Syntax</text:p>
          </table:table-cell>
          <table:table-cell table:style-name="Table2.A1" office:value-type="string">
            <text:p text:style-name="P5"/>
          </table:table-cell>
          <table:table-cell table:style-name="Table2.D1" office:value-type="string">
            <text:p text:style-name="P5">Translation</text:p>
          </table:table-cell>
        </table:table-row>
        <table:table-row>
          <table:table-cell table:style-name="Table2.A2" office:value-type="string">
            <text:p text:style-name="P10">Structure</text:p>
          </table:table-cell>
          <table:table-cell table:style-name="Table2.A2" office:value-type="string">
            <text:p text:style-name="P5">Testbench</text:p>
          </table:table-cell>
          <table:table-cell table:style-name="Table2.A2" office:value-type="string">
            <text:p text:style-name="P5">Gate/RTL netlist</text:p>
          </table:table-cell>
          <table:table-cell table:style-name="Table2.D2" office:value-type="string">
            <text:p text:style-name="P5">Map – modules are <text:line-break/>mapped to resources</text:p>
          </table:table-cell>
        </table:table-row>
        <table:table-row>
          <table:table-cell table:style-name="Table2.A2" office:value-type="string">
            <text:p text:style-name="P10">Dataflow</text:p>
          </table:table-cell>
          <table:table-cell table:style-name="Table2.A2" office:value-type="string">
            <text:p text:style-name="P5">Logical verification <text:line-break/>and waveforms - timing</text:p>
          </table:table-cell>
          <table:table-cell table:style-name="Table2.A2" office:value-type="string">
            <text:p text:style-name="Table_20_Contents"/>
          </table:table-cell>
          <table:table-cell table:style-name="Table2.D2" office:value-type="string">
            <text:p text:style-name="P5">P &amp; R</text:p>
          </table:table-cell>
        </table:table-row>
      </table:table>
      <text:p text:style-name="P9"/>
      <text:p text:style-name="P31"/>
      <text:p text:style-name="P9">entity xorop is</text:p>
      <text:p text:style-name="P9"><text:tab/>Generic(</text:p>
      <text:p text:style-name="P9"><text:tab/><text:tab/>constant BIT_WIDTH: integer := 16);</text:p>
      <text:p text:style-name="P9"><text:s text:c="4"/>Port (</text:p>
      <text:p text:style-name="P9"><text:tab/><text:tab/>I1 : in STD_LOGIC_VECTOR(BIT_WIDTH - 1 downto 0);</text:p>
      <text:p text:style-name="P9"><text:tab/><text:tab/>I2 : in STD_LOGIC_VECTOR(BIT_WIDTH - 1 downto 0);</text:p>
      <text:p text:style-name="P9"><text:tab/><text:tab/>O : out STD_LOGIC_VECTOR(BIT_WIDTH - 1 downto 0));</text:p>
      <text:p text:style-name="P9">end xorop;</text:p>
      <text:p text:style-name="P9"/>
      <text:p text:style-name="P9">architecture Behavioral of xorop is</text:p>
      <text:p text:style-name="P9"/>
      <text:p text:style-name="P9">begin</text:p>
      <text:p text:style-name="P9">XR: process (I1,I2)</text:p>
      <text:p text:style-name="P9"><text:tab/>begin</text:p>
      <text:p text:style-name="P9"><text:tab/><text:tab/>O &lt;= I1 XOR I2;</text:p>
      <text:p text:style-name="P9"><text:tab/>end process XR;</text:p>
      <text:p text:style-name="P9"/>
      <text:p text:style-name="P9">end Behavioral;</text:p>
      <text:p text:style-name="P9"/>
      <text:p text:style-name="P11">All Processes in VHDL are executed concurrently</text:p>
      <text:list xml:id="list2507431402" text:style-name="L4">
        <text:list-item>
          <text:p text:style-name="P38">But within the process the instructions are executed sequencially</text:p>
        </text:list-item>
        <text:list-item>
          <text:p text:style-name="P39">variables can only be used within a process</text:p>
        </text:list-item>
      </text:list>
      <text:p text:style-name="P12">Process must have</text:p>
      <text:list xml:id="list320569963" text:style-name="L5">
        <text:list-item>
          <text:p text:style-name="P40">either a sensitivity list or wait statement</text:p>
        </text:list-item>
        <text:list-item>
          <text:p text:style-name="P40">if there is a wait statement, its not synthesisable</text:p>
        </text:list-item>
      </text:list>
      <text:p text:style-name="P12"/>
      <text:p text:style-name="P13">VHDL Structure</text:p>
      <text:p text:style-name="P13">Entity describes</text:p>
      <text:list xml:id="list1968205416" text:style-name="L6">
        <text:list-item>
          <text:p text:style-name="P41">external view of circuit</text:p>
        </text:list-item>
      </text:list>
      <text:p text:style-name="P14">Architecture</text:p>
      <text:list xml:id="list4073643223" text:style-name="L7">
        <text:list-item>
          <text:p text:style-name="P42">realises the entity</text:p>
        </text:list-item>
        <text:list-item>
          <text:p text:style-name="P42">provides an internal view of the circuit</text:p>
        </text:list-item>
        <text:list-item>
          <text:p text:style-name="P42">multiple architectures can exist in one entity</text:p>
        </text:list-item>
      </text:list>
      <text:p text:style-name="P15">Modelling of archs</text:p>
      <text:list xml:id="list2201131761" text:style-name="L8">
        <text:list-item>
          <text:p text:style-name="P43">Behavioral models</text:p>
          <text:list>
            <text:list-item>
              <text:p text:style-name="P44">describe the behavior of the models</text:p>
              <text:list>
                <text:list-item>
                  <text:p text:style-name="P45">Algorithmic models</text:p>
                </text:list-item>
                <text:list-item>
                  <text:p text:style-name="P45">Dataflow models</text:p>
                </text:list-item>
              </text:list>
            </text:list-item>
          </text:list>
        </text:list-item>
        <text:list-item>
          <text:p text:style-name="P43">Structural models</text:p>
          <text:list>
            <text:list-item>
              <text:p text:style-name="P44">Combines different modules with signals</text:p>
            </text:list-item>
          </text:list>
        </text:list-item>
      </text:list>
      <text:p text:style-name="P16"/>
      <text:p text:style-name="P17">variables use</text:p>
      <text:p text:style-name="P17">“:=” for assignment</text:p>
      <text:p text:style-name="P15"/>
      <text:p text:style-name="P15"/>
      <text:p text:style-name="P32">after <text:span text:style-name="T6">(inertial or transport delay)</text:span></text:p>
      <text:p text:style-name="P29">wait</text:p>
      <text:p text:style-name="P20">wait for <text:span text:style-name="T5">TIME</text:span></text:p>
      <text:p text:style-name="P20">wait on <text:span text:style-name="T5">CLK, ENABLE</text:span></text:p>
      <text:p text:style-name="P27">wait until <text:span text:style-name="T5">CONDITION</text:span></text:p>
      <text:p text:style-name="P24">with sel select </text:p>
      <text:p text:style-name="P24">Z &lt;= <text:tab/>X(0) after 5ns when “00”;</text:p>
      <text:p text:style-name="P24"><text:tab/>X(1) after 5ns when “01”;</text:p>
      <text:p text:style-name="P25">for K in X’range loop</text:p>
      <text:p text:style-name="P25"><text:tab/>if X(k) = ‘0’ then</text:p>
      <text:p text:style-name="P25"><text:tab/><text:tab/>Y &lt;= ‘1’ after PD;</text:p>
      <text:p text:style-name="P26"><text:tab/><text:span text:style-name="T3">end if;</text:span></text:p>
      <text:p text:style-name="P46">end loop;</text:p>
      <text:p text:style-name="P26"/>
      <text:p text:style-name="P20">case sel is</text:p>
      <text:p text:style-name="P20"><text:tab/>when “00” =&gt;</text:p>
      <text:p text:style-name="P20"><text:tab/><text:tab/>state &lt;= ‘1’;</text:p>
      <text:p text:style-name="P22">D &lt;= <text:tab/>"1111" when EN='0' else</text:p>
      <text:p text:style-name="P33"><text:tab/>"0111" when A='0' and B='0' else</text:p>
      <text:p text:style-name="P33"><text:tab/>"1011" when A='0' and B='1' else</text:p>
      <text:p text:style-name="P33"><text:tab/>"1101" when A='1' and B='0' else</text:p>
      <text:p text:style-name="P33"><text:tab/>"1110" when A='1' and B='1' else</text:p>
      <text:p text:style-name="P33"><text:tab/>"1111";</text:p>
      <text:p text:style-name="P28"/>
      <text:p text:style-name="P23">sll </text:p>
      <text:p text:style-name="P33">shift left logical </text:p>
      <text:p text:style-name="P33">(fill value is ‘0’) </text:p>
      <text:p text:style-name="P33">srl </text:p>
      <text:p text:style-name="P33">shift right logical </text:p>
      <text:p text:style-name="P33">(fill value is ‘0’) </text:p>
      <text:p text:style-name="P33">sla </text:p>
      <text:p text:style-name="P33">shift left arithmetic </text:p>
      <text:p text:style-name="P33">(fill value is right-hand bit) </text:p>
      <text:p text:style-name="P33">sra </text:p>
      <text:p text:style-name="P33">shift right arithmetic (fill value is left-hand bit) </text:p>
      <text:p text:style-name="P33">rol rotate left </text:p>
      <text:p text:style-name="P33">ror rotate right</text:p>
      <text:p text:style-name="P33"/>
      <text:p text:style-name="P33">examples: </text:p>
      <text:p text:style-name="P34">“<text:span text:style-name="T4">1100” sll 1 yields “1000” </text:span></text:p>
      <text:p text:style-name="P34">“<text:span text:style-name="T4">1100” srl 2 yields “0011” </text:span></text:p>
      <text:p text:style-name="P34">“<text:span text:style-name="T4">1100” sla 1 yields “1000” </text:span></text:p>
      <text:p text:style-name="P34">“<text:span text:style-name="T4">1100” sra 2 yields “1111” </text:span></text:p>
      <text:p text:style-name="P34">“<text:span text:style-name="T4">1100” rol 1 yields “1001” </text:span></text:p>
      <text:p text:style-name="P34">“<text:span text:style-name="T4">1100” ror 2 yields “00</text:span></text:p>
      <text:p text:style-name="P20"/>
      <text:p text:style-name="P20">...</text:p>
      <text:p text:style-name="P15"><text:soft-page-break/></text:p>
      <text:p text:style-name="P30">arch abc of entity_name is</text:p>
      <text:p text:style-name="P30"/>
      <text:p text:style-name="P30">component mux2to1 is</text:p>
      <text:p text:style-name="P30"><text:tab/>port (</text:p>
      <text:p text:style-name="P30"><text:tab/><text:tab/><text:span text:style-name="T7">A,B in bit := ‘0’;</text:span></text:p>
      <text:p text:style-name="P30"><text:tab/><text:tab/><text:span text:style-name="T8">O out bit :=’0’;</text:span></text:p>
      <text:p text:style-name="P30">);</text:p>
      <text:p text:style-name="P30">end component;</text:p>
      <text:p text:style-name="P30">signals</text:p>
      <text:p text:style-name="P30"/>
      <text:p text:style-name="P30">begin</text:p>
      <text:p text:style-name="P30">end abc</text:p>
      <text:p text:style-name="P15"/>
      <text:p text:style-name="P18">Loops in circuits can be used as ring oscillators</text:p>
      <text:p text:style-name="P18"/>
      <text:p text:style-name="P18"/>
      <text:p text:style-name="P19">Gated Clocks</text:p>
      <text:list xml:id="list2082870380" text:style-name="L9">
        <text:list-item>
          <text:p text:style-name="P47">Energy efficiency</text:p>
        </text:list-item>
        <text:list-item>
          <text:p text:style-name="P47">Optimize the skew in clock distribution</text:p>
        </text:list-item>
        <text:list-item>
          <text:p text:style-name="P47">By accident!</text:p>
        </text:list-item>
      </text:list>
      <text:p text:style-name="P19"/>
      <text:p text:style-name="P21">Synthesis</text:p>
      <text:p text:style-name="P21">Translation</text:p>
      <text:p text:style-name="P21">Mapping</text:p>
      <text:p text:style-name="P21">Place &amp; Rou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imbus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imbus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imbus Sans1" style:font-family-complex="'Nimbus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thik Sukumar</meta:initial-creator>
    <meta:creation-date>2019-02-11T18:05:53.936849786</meta:creation-date>
    <dc:date>2019-02-12T12:13:19.416970467</dc:date>
    <dc:creator>Karthik Sukumar</dc:creator>
    <meta:editing-duration>PT3H53M9S</meta:editing-duration>
    <meta:editing-cycles>44</meta:editing-cycles>
    <meta:generator>LibreOffice/6.1.4.2$Linux_X86_64 LibreOffice_project/10$Build-2</meta:generator>
    <meta:document-statistic meta:table-count="2" meta:image-count="0" meta:object-count="0" meta:page-count="4" meta:paragraph-count="140" meta:word-count="495" meta:character-count="2864" meta:non-whitespace-character-count="2473"/>
  </office:meta>
</office:document-meta>
</file>